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fe7f5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3cm" draw:fill="solid" draw:fill-color="#cfe7f5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4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 fo:min-height="0.75cm" fo:min-width="4.4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1.024cm" fo:min-width="2.96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fe7f5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1cm" svg:x="14cm" svg:y="5cm">
          <text:p text:style-name="P1"><text:span text:style-name="T1">parse_candid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5cm" svg:height="1cm" svg:x="2cm" svg:y="5cm">
          <text:p text:style-name="P1"><text:span text:style-name="T1">get_new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5.1cm" svg:height="1cm" svg:x="8cm" svg:y="5cm">
          <text:p text:style-name="P1"><text:span text:style-name="T1">get_old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9cm" svg:height="1cm" svg:x="9.3cm" svg:y="9.5cm">
          <text:p text:style-name="P1"><text:span text:style-name="T1">filter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-0.25cm" svg:x1="16.5cm" svg:y1="6cm" svg:x2="11.75cm" svg:y2="9.5cm" draw:start-shape="id1" draw:start-glue-point="2" draw:end-shape="id2" draw:end-glue-point="0" svg:d="M16500 6000v1500h-4750v2000" svg:viewBox="0 0 4751 3501">
          <text:p/>
        </draw:connector>
        <draw:custom-shape draw:style-name="gr1" draw:text-style-name="P2" xml:id="id3" draw:id="id3" draw:layer="layout" svg:width="4.9cm" svg:height="1cm" svg:x="5cm" svg:y="7.4cm">
          <text:p text:style-name="P1"><text:span text:style-name="T1">combine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7.45cm" svg:y1="8.4cm" svg:x2="11.75cm" svg:y2="9.5cm" draw:start-shape="id3" draw:start-glue-point="2" draw:end-shape="id2" draw:end-glue-point="0" svg:d="M7450 8400v550h4300v550" svg:viewBox="0 0 4301 1101">
          <text:p/>
        </draw:connector>
        <draw:connector draw:style-name="gr2" draw:text-style-name="P2" draw:layer="layout" svg:x1="4.5cm" svg:y1="6cm" svg:x2="7.45cm" svg:y2="7.4cm" draw:start-shape="id4" draw:start-glue-point="2" draw:end-shape="id3" draw:end-glue-point="0" svg:d="M4500 6000v700h2950v700" svg:viewBox="0 0 2951 1401">
          <text:p/>
        </draw:connector>
        <draw:custom-shape draw:style-name="gr1" draw:text-style-name="P2" xml:id="id5" draw:id="id5" draw:layer="layout" svg:width="4.9cm" svg:height="1cm" svg:x="9.3cm" svg:y="16.2cm">
          <text:p text:style-name="P1"><text:span text:style-name="T1">sanitise_model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1.75cm" svg:y1="10.5cm" svg:x2="11.75cm" svg:y2="16.2cm" draw:start-shape="id2" draw:start-glue-point="2" draw:end-shape="id5" svg:d="M11750 10500v5700" svg:viewBox="0 0 1 5701">
          <text:p/>
        </draw:connector>
        <draw:custom-shape draw:style-name="gr1" draw:text-style-name="P2" xml:id="id6" draw:id="id6" draw:layer="layout" svg:width="4.9cm" svg:height="1cm" svg:x="6.6cm" svg:y="13.7cm">
          <text:p text:style-name="P1"><text:span text:style-name="T1">parse_state_and_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9.05cm" svg:y1="14.7cm" svg:x2="11.75cm" svg:y2="16.2cm" draw:start-shape="id6" draw:start-glue-point="2" draw:end-shape="id5" svg:d="M9050 14700v750h2700v750" svg:viewBox="0 0 2701 1501">
          <text:p/>
        </draw:connector>
        <draw:custom-shape draw:style-name="gr1" draw:text-style-name="P2" xml:id="id7" draw:id="id7" draw:layer="layout" svg:width="4.9cm" svg:height="1cm" svg:x="6.6cm" svg:y="11.8cm">
          <text:p text:style-name="P1"><text:span text:style-name="T1">get_state_and_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line-skew="5.001cm" svg:x1="6.6cm" svg:y1="12.3cm" svg:x2="3.45cm" svg:y2="12cm" draw:start-shape="id7" draw:start-glue-point="3" draw:end-shape="id8" draw:end-glue-point="4" svg:d="M6600 12300h-1100v-1001h-2050v701" svg:viewBox="0 0 3151 1002">
          <text:p/>
        </draw:connector>
        <draw:connector draw:style-name="gr2" draw:text-style-name="P2" draw:layer="layout" svg:x1="11.75cm" svg:y1="10.5cm" svg:x2="9.05cm" svg:y2="11.8cm" draw:start-shape="id2" draw:start-glue-point="2" draw:end-shape="id7" draw:end-glue-point="0" svg:d="M11750 10500v650h-2700v650" svg:viewBox="0 0 2701 1301">
          <text:p/>
        </draw:connector>
        <draw:custom-shape draw:style-name="gr1" draw:text-style-name="P2" xml:id="id9" draw:id="id9" draw:layer="layout" svg:width="4.9cm" svg:height="1cm" svg:x="14.9cm" svg:y="16.2cm">
          <text:p text:style-name="P1"><text:span text:style-name="T1">get_stellar_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line-skew="1.3cm" svg:x1="16.5cm" svg:y1="6cm" svg:x2="17.35cm" svg:y2="16.2cm" draw:start-shape="id1" draw:start-glue-point="2" draw:end-shape="id9" svg:d="M16500 6000v6400h850v3800" svg:viewBox="0 0 851 10201">
          <text:p/>
        </draw:connector>
        <draw:custom-shape draw:style-name="gr5" draw:text-style-name="P4" xml:id="id10" draw:id="id10" draw:layer="layout" svg:width="4.9cm" svg:height="1.8cm" svg:x="1.5cm" svg:y="18.4cm">
          <text:p text:style-name="P1"><text:span text:style-name="T1">MODEL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5" draw:id="id15" draw:layer="layout" svg:width="4.9cm" svg:height="1.8cm" svg:x="21.6cm" svg:y="23.4cm">
          <text:p text:style-name="P1"><text:span text:style-name="T1">LENS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4.9cm" svg:height="1.8cm" svg:x="1cm" svg:y="12cm">
          <text:p text:style-name="P1"><text:span text:style-name="T1">STATE 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3.45cm" svg:y1="13.8cm" svg:x2="6.6cm" svg:y2="14.2cm" draw:start-shape="id8" draw:start-glue-point="8" draw:end-shape="id6" draw:end-glue-point="3" svg:d="M3450 13800v400h3150" svg:viewBox="0 0 3151 401">
          <text:p/>
        </draw:connector>
        <draw:frame draw:style-name="gr7" draw:text-style-name="P5" draw:layer="layout" svg:width="4.494cm" svg:height="0.962cm" svg:x="1cm" svg:y="1.038cm">
          <draw:text-box>
            <text:p>CALL GRAPH</text:p>
          </draw:text-box>
        </draw:frame>
        <draw:connector draw:style-name="gr4" draw:text-style-name="P3" draw:layer="layout" draw:type="lines" draw:line-skew="5.899cm -1.599cm" svg:x1="16.5cm" svg:y1="6cm" svg:x2="11.75cm" svg:y2="16.2cm" draw:start-shape="id1" draw:start-glue-point="2" draw:end-shape="id5" draw:end-glue-point="0" svg:d="M16500 6000v6400l-4750 1700v2100" svg:viewBox="0 0 4751 10201">
          <text:p/>
        </draw:connector>
        <draw:connector draw:style-name="gr6" draw:text-style-name="P3" draw:layer="layout" draw:type="line" svg:x1="9.3cm" svg:y1="16.7cm" svg:x2="6.4cm" svg:y2="19.3cm" draw:start-shape="id5" draw:start-glue-point="3" draw:end-shape="id10" draw:end-glue-point="10" svg:d="M9300 16700l-2900 2600" svg:viewBox="0 0 2901 2601">
          <text:p/>
        </draw:connector>
        <draw:custom-shape draw:style-name="gr1" draw:text-style-name="P2" xml:id="id11" draw:id="id11" draw:layer="layout" svg:width="4.9cm" svg:height="1cm" svg:x="12.3cm" svg:y="27.6cm">
          <text:p text:style-name="P1"><text:span text:style-name="T1">create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1.75cm" svg:y1="17.2cm" svg:x2="14.75cm" svg:y2="27.6cm" draw:start-shape="id5" draw:start-glue-point="2" draw:end-shape="id11" draw:end-glue-point="0" svg:d="M11750 17200v5200h3000v5200" svg:viewBox="0 0 3001 10401">
          <text:p/>
        </draw:connector>
        <draw:connector draw:style-name="gr4" draw:text-style-name="P3" draw:layer="layout" svg:x1="17.35cm" svg:y1="17.2cm" svg:x2="14.75cm" svg:y2="27.6cm" draw:start-shape="id9" draw:start-glue-point="2" draw:end-shape="id11" draw:end-glue-point="0" svg:d="M17350 17200v5200h-2600v5200" svg:viewBox="0 0 2601 10401">
          <text:p/>
        </draw:connector>
        <draw:custom-shape draw:style-name="gr5" draw:text-style-name="P4" xml:id="id12" draw:id="id12" draw:layer="layout" svg:width="4.9cm" svg:height="1.8cm" svg:x="21.8cm" svg:y="25.5cm">
          <text:p text:style-name="P1"><text:span text:style-name="T1">ALL_MODE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3" draw:id="id13" draw:layer="layout" svg:width="4.9cm" svg:height="1.8cm" svg:x="21.7cm" svg:y="27.6cm">
          <text:p text:style-name="P1"><text:span text:style-name="T1">ONLY_RECENT_MODE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4.9cm" svg:height="1.8cm" svg:x="21.8cm" svg:y="29.6cm">
          <text:p text:style-name="P1"><text:span text:style-name="T1">LENS_CANDID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7.2cm" svg:y1="28.1cm" svg:x2="21.8cm" svg:y2="26.4cm" draw:start-shape="id11" draw:start-glue-point="1" draw:end-shape="id12" draw:end-glue-point="6" svg:d="M17200 28100h2300v-1700h2300" svg:viewBox="0 0 4601 1701">
          <text:p/>
        </draw:connector>
        <draw:connector draw:style-name="gr6" draw:text-style-name="P3" draw:layer="layout" svg:x1="17.2cm" svg:y1="28.1cm" svg:x2="21.7cm" svg:y2="28.5cm" draw:start-shape="id11" draw:start-glue-point="1" draw:end-shape="id13" draw:end-glue-point="6" svg:d="M17200 28100h1990v400h2510" svg:viewBox="0 0 4501 401">
          <text:p/>
        </draw:connector>
        <draw:connector draw:style-name="gr6" draw:text-style-name="P3" draw:layer="layout" svg:x1="17.2cm" svg:y1="28.1cm" svg:x2="21.8cm" svg:y2="30.5cm" draw:start-shape="id11" draw:start-glue-point="1" draw:end-shape="id14" svg:d="M17200 28100h2300v2400h2300" svg:viewBox="0 0 4601 2401">
          <text:p/>
        </draw:connector>
        <draw:connector draw:style-name="gr8" draw:text-style-name="P3" draw:layer="layout" svg:x1="19.8cm" svg:y1="16.7cm" svg:x2="21.6cm" svg:y2="24.3cm" draw:start-shape="id9" draw:start-glue-point="1" draw:end-shape="id15" draw:end-glue-point="6" svg:d="M19800 16700h900v7600h900" svg:viewBox="0 0 1801 7601">
          <text:p/>
        </draw:connector>
        <draw:custom-shape draw:style-name="gr5" draw:text-style-name="P4" xml:id="id16" draw:id="id16" draw:layer="layout" svg:width="4.9cm" svg:height="1.8cm" svg:x="14.8cm" svg:y="2.2cm">
          <text:p text:style-name="P1"><text:span text:style-name="T1">candidates.t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7.25cm" svg:y1="4cm" svg:x2="16.5cm" svg:y2="5cm" draw:start-shape="id16" draw:start-glue-point="8" draw:end-shape="id1" draw:end-glue-point="0" svg:d="M17250 4000v501h-750v499" svg:viewBox="0 0 751 1001">
          <text:p/>
        </draw:connector>
        <draw:custom-shape draw:style-name="gr5" draw:text-style-name="P4" draw:layer="layout" svg:width="4.9cm" svg:height="1.8cm" svg:x="8.1cm" svg:y="2.2cm">
          <text:p text:style-name="P1"><text:span text:style-name="T1">labs.spacewarps.or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9cm" svg:height="1.8cm" svg:x="2.2cm" svg:y="2.2cm">
          <text:p text:style-name="P1"><text:span text:style-name="T1">mite.physik.uzh.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0.55cm" svg:y1="6cm" svg:x2="7.45cm" svg:y2="7.4cm" draw:start-shape="id17" draw:start-glue-point="2" draw:end-shape="id3" draw:end-glue-point="0" svg:d="M10550 6000v700h-3100v700" svg:viewBox="0 0 3101 1401">
          <text:p/>
        </draw:connector>
        <draw:custom-shape draw:style-name="gr9" draw:text-style-name="P2" draw:layer="layout" svg:width="4.9cm" svg:height="1cm" svg:x="2cm" svg:y="33cm">
          <text:p text:style-name="P1"><text:span text:style-name="T1">collect_quality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9cm" svg:height="1cm" svg:x="9.1cm" svg:y="33cm">
          <text:p text:style-name="P1"><text:span text:style-name="T1">batch_do_nsynth_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9cm" svg:height="1cm" svg:x="15cm" svg:y="33cm">
          <text:p text:style-name="P1"><text:span text:style-name="T1">create_overview_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8" draw:id="id18" draw:layer="layout" svg:width="4.9cm" svg:height="1cm" svg:x="7cm" svg:y="24cm">
          <text:p text:style-name="P1"><text:span text:style-name="T1">download_orgi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9" draw:id="id19" draw:layer="layout" svg:width="4.9cm" svg:height="1.8cm" svg:x="1.2cm" svg:y="23.6cm">
          <text:p text:style-name="P1"><text:span text:style-name="T1">SW IMAG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7cm" svg:y1="24.5cm" svg:x2="6.1cm" svg:y2="24.5cm" draw:start-shape="id18" draw:start-glue-point="3" draw:end-shape="id19" draw:end-glue-point="10" svg:d="M7000 24500h-900" svg:viewBox="0 0 901 1">
          <text:p/>
        </draw:connector>
        <draw:custom-shape draw:style-name="gr9" draw:text-style-name="P2" xml:id="id20" draw:id="id20" draw:layer="layout" svg:width="4.9cm" svg:height="1cm" svg:x="7cm" svg:y="25.9cm">
          <text:p text:style-name="P1"><text:span text:style-name="T1">get_spaghet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1" draw:id="id21" draw:layer="layout" svg:width="4.9cm" svg:height="1.8cm" svg:x="1.2cm" svg:y="25.5cm">
          <text:p text:style-name="P1"><text:span text:style-name="T1">SPL IMAG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7cm" svg:y1="26.4cm" svg:x2="6.1cm" svg:y2="26.4cm" draw:start-shape="id20" draw:start-glue-point="3" draw:end-shape="id21" draw:end-glue-point="10" svg:d="M7000 26400h-900" svg:viewBox="0 0 901 1">
          <text:p/>
        </draw:connector>
        <draw:custom-shape draw:style-name="gr9" draw:text-style-name="P2" draw:layer="layout" svg:width="4.9cm" svg:height="1cm" svg:x="20.5cm" svg:y="33cm">
          <text:p text:style-name="P1"><text:span text:style-name="T1">make_photolens_pl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9cm" svg:height="1cm" svg:x="23.7cm" svg:y="34.8cm">
          <text:p text:style-name="P1"><text:span text:style-name="T1">plot_mas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9cm" svg:height="1cm" svg:x="18.3cm" svg:y="35.6cm">
          <text:p text:style-name="P1"><text:span text:style-name="T1">print_mas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9cm" svg:height="1cm" svg:x="22.9cm" svg:y="2.3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7:43:33.391112122</meta:creation-date>
    <dc:date>2016-07-13T14:23:27.798841781</dc:date>
    <meta:editing-duration>PT11M1S</meta:editing-duration>
    <meta:editing-cycles>4</meta:editing-cycles>
    <meta:generator>LibreOffice/5.0.4.2$Linux_X86_64 LibreOffice_project/00m0$Build-2</meta:generator>
    <meta:document-statistic meta:object-count="52"/>
  </office:meta>
</office:document-meta>
</file>